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e <text:s/>counter4</text:p>
      <text:p text:style-name="Standard"/>
      <text:p text:style-name="Standard">//input</text:p>
      <text:p text:style-name="Standard"><text:tab/>input clock,</text:p>
      <text:p text:style-name="Standard"><text:tab/>input plus,</text:p>
      <text:p text:style-name="Standard">//output</text:p>
      <text:p text:style-name="Standard"><text:tab/>output reg [1:0] count,</text:p>
      <text:p text:style-name="Standard"><text:tab/>output reg overflow);</text:p>
      <text:p text:style-name="Standard"/>
      <text:p text:style-name="Standard">///////////////////////////////////////////////////</text:p>
      <text:p text:style-name="Standard"/>
      <text:p text:style-name="Standard">//機能</text:p>
      <text:p text:style-name="Standard"><text:tab/>同期式4bitカウンタ。　x4分周を提供する。</text:p>
      <text:p text:style-name="Standard"><text:tab/>plusが1のときカウントアップを有効にする。分周器として用いる場合はvddを接続して使用する。</text:p>
      <text:p text:style-name="Standard"/>
      <text:p text:style-name="Standard">///////////////////////////////////////////////////</text:p>
      <text:p text:style-name="Standard"/>
      <text:p text:style-name="Standard">// input 詳細</text:p>
      <text:p text:style-name="Standard"><text:tab/>clock<text:tab/><text:tab/>クロック信号。カウントアップのタイミング</text:p>
      <text:p text:style-name="Standard"><text:tab/>plus<text:tab/><text:tab/>カウントアップの有効（１.有効　0.無効）</text:p>
      <text:p text:style-name="Standard"/>
      <text:p text:style-name="Standard">// output詳細</text:p>
      <text:p text:style-name="Standard"><text:tab/>count<text:tab/><text:tab/>現在保持している値</text:p>
      <text:p text:style-name="Standard"><text:tab/>overflow<text:tab/>溢れだし検出。　分周器として用いる場合の出力</text:p>
      <text:p text:style-name="Standard"/>
      <text:p text:style-name="Standard">///////////////////////////////////////////////////</text:p>
      <text:p text:style-name="Standard"/>
      <text:p text:style-name="Standard">作成者： yuki tani</text:p>
      <text:p text:style-name="Standard">更新　: <text:s/>2017/4/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I YUKI</meta:initial-creator>
    <meta:creation-date>2017-04-21T10:33:29</meta:creation-date>
    <dc:date>2017-04-21T10:44:36</dc:date>
    <dc:creator>TANI YUKI</dc:creator>
    <meta:editing-duration>PT7M15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1" meta:word-count="92" meta:character-count="488" meta:non-whitespace-character-count="459"/>
  </office:meta>
</office:document-meta>
</file>